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2.75mm" fo:break-before="auto" style:use-optimal-row-height="true"/>
    </style:style>
    <style:style style:name="ro3" style:family="table-row">
      <style:table-row-properties style:row-height="31.75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Kad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ражданским служащим, замещающим должности гражданской службы старшей группы, присваивается классный чин гражданской службы:</text:p>
          </table:table-cell>
          <table:table-cell office:value-type="string" calcext:value-type="string">
            <text:p>Советник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ферент государственной гражданской службы Российской Федерации 1, 2 или 3 класс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екретарь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рок испытания не устанавливается для:</text:p>
          </table:table-cell>
          <table:table-cell office:value-type="string" calcext:value-type="string">
            <text:p>Граждан, принимаемых на должности федеральной государственной гражданской службы, исполнение должностных обязанностей по которым связано с использованием сведений, составляющих государственную тайн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жданских служащих, уволенных с федеральной государственной гражданской службы в порядке перевода из одного государственного органов друго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ждан, окончивших обучение в образовательных учреждениях профессионального образования и впервые поступающих на гражданскую службу в соответствии с договором на обучение с обязательством последующего прохождения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и стаже государственной гражданской службы от одного года до пяти лет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Пя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в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 стаже государственной гражданской службы пятнадцать лет и более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Тридца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ьдесят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н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Укажите отсутствующую группу должностей среди перечисленных: младшая, старшая, главная, высшая:</text:p>
          </table:table-cell>
          <table:table-cell office:value-type="string" calcext:value-type="string">
            <text:p>Основна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зша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дуща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Что запрещается гражданскому служащему в связи с прохождением гражданской службы:</text:p>
          </table:table-cell>
          <table:table-cell office:value-type="string" calcext:value-type="string">
            <text:p>Приобретать в собственность объекты недвижимого имущест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учать доход от педагогической, научной и иной творческой деяте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обретать в случаях, установленных федеральным законом, ценные бумаги, по которым может быть получен дох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акое дисциплинарное взыскание может быть применено к государственному гражданскому служащему:</text:p>
          </table:table-cell>
          <table:table-cell office:value-type="string" calcext:value-type="string">
            <text:p>Замечани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огий выговор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нижение в долж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премиров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допустимости любых действий (бездействий)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акое дисциплинарное взыскание может быть применено к государственному гражданскому служащему:</text:p>
          </table:table-cell>
          <table:table-cell office:value-type="string" calcext:value-type="string">
            <text:p>Выгово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огий выговор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нижение в долж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премиров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допустимости любых действий (бездействий)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Какое дисциплинарное взыскание не может быть применено к государственному гражданскому служащему:</text:p>
          </table:table-cell>
          <table:table-cell office:value-type="string" calcext:value-type="string">
            <text:p>Замеч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рогий выгово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вольнение по соответствующим основания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полном должностном соответств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выми классными чинами юстиции для ведущей группы должностей гражданской службы являются:</text:p>
          </table:table-cell>
          <table:table-cell office:value-type="string" calcext:value-type="string">
            <text:p>Юрист 1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ист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ветник юстиции 3 класс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выми классными чинами юстиции для старшей группы должностей гражданской службы являются:</text:p>
          </table:table-cell>
          <table:table-cell office:value-type="string" calcext:value-type="string">
            <text:p>Юрист 1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ист 3 класс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ветник юстиции 3 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лассные чины советника юстиции 1, 2, и 3 класса присваиваются:</text:p>
          </table:table-cell>
          <table:table-cell office:value-type="string" calcext:value-type="string">
            <text:p>Министром юстиции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тельством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ректором ФССП Росс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формление трудовой книжки работнику, принятому на работу впервые, осуществляется работодателем в присутствии работника не позднее:</text:p>
          </table:table-cell>
          <table:table-cell office:value-type="string" calcext:value-type="string">
            <text:p>Трехдневного срока со дня приёма на работ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дневного срока со дня приёма на работ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дельного срока со дня приёма на работу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 Российской Федерации признаются и защищаются равным образом:</text:p>
          </table:table-cell>
          <table:table-cell office:value-type="string" calcext:value-type="string">
            <text:p>Частная, государственная, муниципальная, личная и иные формы собствен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астная, государственная, муниципальная и иные формы собственност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Частная, государственная, муниципальная и личная формы собственно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Государственную власть в Российской Федерации осуществляют:</text:p>
          </table:table-cell>
          <table:table-cell office:value-type="string" calcext:value-type="string">
            <text:p>Президент Российской Федерации, Государственная Дума, Правительство Российской Федерации, суды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республики, края, органы местного самоуправления, города федерального знач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, прокуратур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ервый классный чин юстиции присваивается работнику органа:</text:p>
          </table:table-cell>
          <table:table-cell office:value-type="string" calcext:value-type="string">
            <text:p>Не ранее чем через 6 месяцев при положительной оценки его профессиональной служебной деяте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успешного завершения испыта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успешного завершения испытания, а если испытание не устанавливалось, то не ранее чем через 3 месяца после его назначения на должность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олжности государственной гражданской службы категории помощники (советники) замещаются:</text:p>
          </table:table-cell>
          <table:table-cell office:value-type="string" calcext:value-type="string">
            <text:p>На определённый срок полномочи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з ограничения срока полномочи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пределённый срок, ограниченный сроком полномочий руководител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Ежегодный оплачиваемый отпуск состоит:</text:p>
          </table:table-cell>
          <table:table-cell office:value-type="string" calcext:value-type="string">
            <text:p>Основного оплачиваемого отпуска и дополнительных оплачиваемых отпуск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новного оплачиваемого отпуска и дополнительного оплачиваемого отпуска за выслугу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сновного оплачиваемого отпуска, дополнительного оплачиваемого отпуска и отпуска за работу с тяжёлыми, вредными и (или) опасными условиями гражданской службы, в том числе в связи со службой в местностях с особыми климатическими условиям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Ежегодный оплачиваемый отпуск:</text:p>
          </table:table-cell>
          <table:table-cell office:value-type="string" calcext:value-type="string">
            <text:p>Минимальная продолжительность ежегодного оплачиваемого отпуска, используемого гражданским служащим в служебном году, за который предоставляется ежегодный оплачиваемый отпуск, не может быть менее 30 календарных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мальная продолжительность ежегодного оплачиваемого отпуска, используемого гражданским служащим в служебном году, за который предоставляется ежегодный оплачиваемый отпуск, не может быть менее 28 календарных дне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инимальная продолжительность ежегодного оплачиваемого отпуска, используемого гражданским служащим в служебном году, за который предоставляется ежегодный оплачиваемый отпуск, не может быть менее 14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ак называется <text:s/>закон, устанавливающий правовые, организационные и финансово - экономические основы государственной гражданской службы Российской Федерации:</text:p>
          </table:table-cell>
          <table:table-cell office:value-type="string" calcext:value-type="string">
            <text:p>Федеральный закон <text:s/>№ 79-ФЗ «О государственной гражданской службе Российской Федерации» от 27.07.2004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<text:s/>№ 79-ФЗ «О <text:s/>системе государственной гражданской службы Российской Федерации» от 27.07.2004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ый закон <text:s/>№ 79-ФЗ «Об основах государственной гражданской службы Российской Федерации» от 24.07.2004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Считается ли заключенным трудовой договор, не оформленный в письменной форме:</text:p>
          </table:table-cell>
          <table:table-cell office:value-type="string" calcext:value-type="string">
            <text:p>Да, если есть приказ работод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если работник приступил к работе с ведома или по поручению работодателя или его представи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и при каких обстоятельств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Работники, обучающиеся на 3 курсе <text:s/>образовательных учреждениях высшего профессионального образования, имеющих государственную аккредитацию, по заочной и очно-заочной (вечерней) формам обучения для прохождения промежуточной аттестации имеют право на отпуск с сохранением среднего заработка:</text:p>
          </table:table-cell>
          <table:table-cell office:value-type="string" calcext:value-type="string">
            <text:p>Сроком на 35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ом на 40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ом на 50 дне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имеют права на оплачиваемый отпус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Служебная проверка в отношении гражданского служащего должна быть завершена:</text:p>
          </table:table-cell>
          <table:table-cell office:value-type="string" calcext:value-type="string">
            <text:p>Не позднее чем через месяц после обнаружения дисциплинарного проступ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через месяц со дня принятия решения о <text:s/>проведении служебной проверк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трех месяцев со дня совершения дисциплинарного проступ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трех месяцев со дня принятия решения о проведении служебной проверк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Решение о предстоящей сдаче квалификационного экзамена доводится до гражданского служащего:</text:p>
          </table:table-cell>
          <table:table-cell office:value-type="string" calcext:value-type="string">
            <text:p>В течение 5 дней после издания приказа о проведении квалификационного экзаме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две недели до его провед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месяц до его провед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за два месяца до его про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 назначении гражданского служащего на должность гражданской службы, которая относится к более высокой группе должностей гражданской службы, чем замещаемая им ранее, ему может быть присвоен:</text:p>
          </table:table-cell>
          <table:table-cell office:value-type="string" calcext:value-type="string">
            <text:p>Очередной классный чин, если истек срок, установленный для прохождения гражданской службы в предыдущем классном чин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лассный чин, являющийся первым для этой группы должностей, если этот классный чин выше классного чина имеющегося у него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лассный чин на ступень выше классного чина, имеющегося у гражданского служащего, при условии, что истек срок, установленный для прохождения гражданской службы в предыдущем классном чин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Об изменении существенных условий служебного контракта гражданский служащий должен быть уведомлен представителем нанимателя:</text:p>
          </table:table-cell>
          <table:table-cell office:value-type="string" calcext:value-type="string">
            <text:p>Не позднее чем за три месяца до их введ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два месяца до их введ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за один месяц до их в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Работникам, <text:s/>успешно обучающимся по заочной форме в <text:s/>образовательных учреждениях высшего профессионального образования, имеющих государственную аккредитацию, проезд к месту нахождения учебного заведения и обратно:</text:p>
          </table:table-cell>
          <table:table-cell office:value-type="string" calcext:value-type="string">
            <text:p>Оплачивается в размере 50 процентов стоимости проезда один раз в учебный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лачивается в размере 50 процентов стоимости проезда при сдаче итоговых государственных экзамен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лачивается в размере 100 процентов стоимости проезда один раз в учебный го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чивается в размере 100 процентов стоимости проезда при сдаче итоговых государственных экзамен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плачивается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олжительность перевода гражданского служащего для замещения временно отсутствующего гражданского служащего не может превышать:</text:p>
          </table:table-cell>
          <table:table-cell office:value-type="string" calcext:value-type="string">
            <text:p>Двух недель в течение календар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месяца в течение календар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и месяца в течение календар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есть месяцев в течение календарного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Гражданским служащим, замещающим должности гражданской службы младшей группы, присваивается классный чин гражданской службы:</text:p>
          </table:table-cell>
          <table:table-cell office:value-type="string" calcext:value-type="string">
            <text:p>Советник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ферент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кретарь государственной гражданской службы Российской Федерации 1, 2 или 3 класс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Гражданским служащим, замещающим должности гражданской службы ведущей группы, присваивается классный чин гражданской службы:</text:p>
          </table:table-cell>
          <table:table-cell office:value-type="string" calcext:value-type="string">
            <text:p>Советник государственной гражданской службы Российской Федерации 1, 2 или 3 класс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ферент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кретарь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По результатам проверки финансово-хозяйственной деятельности или аудиторской проверки дисциплинарное взыскание может быть применено не позднее:_x000D_</text:p>
            <text:p/>
          </table:table-cell>
          <table:table-cell office:value-type="string" calcext:value-type="string">
            <text:p>Шести месяцев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года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ух лет со дня совершения дисциплинарного проступк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Кандидатам, участвовавшим в конкурсе на замещение вакантных должностей федеральной государственной гражданской службы, сообщается о результатах конкурса в письменной форме в течение:</text:p>
          </table:table-cell>
          <table:table-cell office:value-type="string" calcext:value-type="string">
            <text:p>Трех дней со дня его заверш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надцати дней со дня его заверш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ми дней со дня его заверш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и стаже государственной гражданской службы от пяти <text:s/>до десяти лет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Пятнадца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и стаже государственной гражданской службы от десяти <text:s/>до пятнадцати лет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Пятн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адца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неочередная аттестация гражданского служащего может проводиться:</text:p>
          </table:table-cell>
          <table:table-cell office:value-type="string" calcext:value-type="string">
            <text:p>На основании служебной записки начальника структурного подразделения <text:s/>на имя представителя наним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принятия в установленном порядке решения о сокращении должностей гражданской службы в государственном орган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нятия решения о возможности назначения гражданского служащего на вышестоящую долж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Федеральные государственные гражданские служащие направляются в служебные командировки по решению:</text:p>
          </table:table-cell>
          <table:table-cell office:value-type="string" calcext:value-type="string">
            <text:p>Руководителя структурного подраздел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ставителя наним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посредственного руководи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урирующего заместителя руководи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Конкурс в соответствии со статьей 22 Федерального закона от 27 июля 2004 г. № 79-ФЗ «О государственной гражданской службе Российской Федерации» не проводится:_x000D_</text:p>
            <text:p/>
          </table:table-cell>
          <table:table-cell office:value-type="string" calcext:value-type="string">
            <text:p>При формировании кадрового резерва государственного органа из числа федеральных государственных гражданских служащих этого государственного орга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заключении срочного служебного контракт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 приеме на федеральную государственную гражданскую службу в государственный орган гражданского служащего, уволенного из другого государственного органа или с государственной службы иного вида для дальнейшего прохождения гражданской службы по его просьбе или с его согласия в этом государственном орган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Работающим женщинам, имеющим детей в возрасте до полутора лет, предоставляются помимо перерыва для отдыха и питания дополнительные перерывы для кормления ребенка (детей) не реже, чем:</text:p>
          </table:table-cell>
          <table:table-cell office:value-type="string" calcext:value-type="string">
            <text:p>Через каждые три часа продолжительностью не менее 50 минут кажды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рез каждые три часа продолжительностью не менее 40 минут кажды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рез каждые три часа продолжительностью не менее 30 минут кажды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 каких случаях гражданин не может быть принят на гражданскую службу, а гражданский служащий не может находиться на гражданской службе:</text:p>
          </table:table-cell>
          <table:table-cell office:value-type="string" calcext:value-type="string">
            <text:p>Осуждения его к наказанию, исключающему возможность исполнения должностных обязанностей по должности государственной службы, по приговору суда, вступившему в законную силу, а также в случае наличия не снятой или не погашенной в установленном федеральным законом порядке судимост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сли он имел или имеет судимость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отсутствии регистрации по месту жительства или пребыва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стижения гражданином возраста 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фессиональная переподготовка, повышение квалификации и стажировка гражданского служащего осуществляются:</text:p>
          </table:table-cell>
          <table:table-cell office:value-type="string" calcext:value-type="string">
            <text:p>В течение трех лет с момента его приёма на федеральную государственную гражданскую служб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всего периода прохождения им гражданской службы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 с момента его приёма на федеральную государственную гражданскую служб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лужебная проверка проводится:</text:p>
          </table:table-cell>
          <table:table-cell office:value-type="string" calcext:value-type="string">
            <text:p>По письменному заявлению гражданского служащег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 или по письменному заявлению гражданского служащего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докладной записке руководителя структурного подразде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 соответствии со статьёй 72.2 Трудового кодекса Российской Федерации временный перевод на другую работу (на вакантную должность) у того же работодателя осуществляется:</text:p>
          </table:table-cell>
          <table:table-cell office:value-type="string" calcext:value-type="string">
            <text:p>На срок до одного месяц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период возникновения производственной необходим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срок до одного го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Квалификационные требования к профессиональным знаниям и навыкам, необходимым для исполнения должностных обязанностей, устанавливаются:</text:p>
          </table:table-cell>
          <table:table-cell office:value-type="string" calcext:value-type="string">
            <text:p>Федеральным закон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ым актом государственного орган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Младшая группа должностей гражданской службы относится к <text:s/>должностям категории:</text:p>
          </table:table-cell>
          <table:table-cell office:value-type="string" calcext:value-type="string">
            <text:p>Руководител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мощники (советники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ециалисты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еспечивающие специалист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На гражданскую службу вправе поступать граждане Российской Федерации, владеющие государственным языком Российской Федерации и соответствующие квалификационным требованиям, достигшие возраста:</text:p>
          </table:table-cell>
          <table:table-cell office:value-type="string" calcext:value-type="string">
            <text:p>21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Какой предельный возраст пребывания на гражданской службе:</text:p>
          </table:table-cell>
          <table:table-cell office:value-type="string" calcext:value-type="string">
            <text:p>65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Служебный контракт заключается в письменной форме, и подписывается сторонами: </text:p>
          </table:table-cell>
          <table:table-cell office:value-type="string" calcext:value-type="string">
            <text:p>В двух экземплярах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 экземплярах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ырех экземпляр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Засчитываются ли в срок испытания периоды временной нетрудоспособности гражданского служащего и другие периоды, когда фактически не исполнялись должностные обязанности:</text:p>
          </table:table-cell>
          <table:table-cell office:value-type="string" calcext:value-type="string">
            <text:p>Не засчитываетс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считываетс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считываются по решению представителя нанима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Гражданским служащим, замещающим должности гражданской службы без ограничения срока полномочий, классные чины присваиваются:</text:p>
          </table:table-cell>
          <table:table-cell office:value-type="string" calcext:value-type="string">
            <text:p>По результатам работы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срока, установленного для прохождения гражданской службы в предыдущем классном чине, при положительной оценке его профессиональной служебной деятельност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выслуге лет на государственной гражданской служб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рядок присвоения и сохранения классных чинов федеральной государственной службы определяется:</text:p>
          </table:table-cell>
          <table:table-cell office:value-type="string" calcext:value-type="string">
            <text:p><text:s/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орядительным актом органа исполнительной вла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ложение о порядке сдачи квалификационного экзамена государственным гражданским служащим Российской Федерации и порядке оценки его знаний, навыков и умений (профессионального уровня) утверждается: 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ым актом государственного орга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Гражданский служащий, не сдавший квалификационный экзамен, может выступить с инициативой <text:s/>о проведении повторного экзамена:</text:p>
          </table:table-cell>
          <table:table-cell office:value-type="string" calcext:value-type="string">
            <text:p>Не ранее чем через 3 месяца после проведения данного экзаме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анее чем через 6 месяцев после проведения данного экзамен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ранее чем через 1 год после проведения данного экзаме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руководителя подразде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 </text:p>
          </table:table-cell>
          <table:table-cell office:value-type="string" calcext:value-type="string">
            <text:p>36 час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Аттестация гражданского служащего проводится: 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ин раз в три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ин раз <text:s/>в четыре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Гражданский служащий, подлежащий аттестации, должен быть ознакомлен с отзывом об исполнении им должностных обязанностей <text:s/>за аттестационный период:</text:p>
          </table:table-cell>
          <table:table-cell office:value-type="string" calcext:value-type="string">
            <text:p>Не менее чем за неделю до начала аттест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чем за две недели до начала аттест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чем за месяц до начала аттест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ложение о проведении аттестации государственных гражданских служащих Российской Федерации утверждается:</text:p>
          </table:table-cell>
          <table:table-cell office:value-type="string" calcext:value-type="string">
            <text:p><text:s/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Федеральным закон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Гражданские <text:s text:c="2"/>служащие ежегодно представляют представителю нанимателя сведения о доходах, об <text:s/>имуществе и обязательствах имущественного характера не позднее:</text:p>
          </table:table-cell>
          <table:table-cell office:value-type="string" calcext:value-type="string">
            <text:p>30 марта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апреля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Может ли вноситься в трудовую книжку запись о работе по совместительству:</text:p>
          </table:table-cell>
          <table:table-cell office:value-type="string" calcext:value-type="string">
            <text:p>Только, если эта работа выполняется в той же организ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, не мож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жет по желанию работника на основании документа, подтверждающего работу по совместительству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Форма, порядок ведения и хранения трудовых книжек устанавливается:</text:p>
          </table:table-cell>
          <table:table-cell office:value-type="string" calcext:value-type="string">
            <text:p>Трудовым кодекс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тельством Российской Федераци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ответствующим федеральным министерством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Является ли страховое свидетельство государственного пенсионного страхования обязательным документом для поступления на государственную гражданскую службу?</text:p>
          </table:table-cell>
          <table:table-cell office:value-type="string" calcext:value-type="string">
            <text:p>Да являетс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е является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Вправе ли работодатель при приеме на работу требовать от претендента предъявления документа об образовании</text:p>
          </table:table-cell>
          <table:table-cell office:value-type="string" calcext:value-type="string">
            <text:p>Нет не вправ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праве всег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праве <text:s/>при поступлении на работу, требующую специальных знани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и неудовлетворительном результате испытания:</text:p>
          </table:table-cell>
          <table:table-cell office:value-type="string" calcext:value-type="string">
            <text:p>Представитель нанимателя имеет право расторгнуть служебный контракт с гражданским служащим в течение месяца после окончания срока испыта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ставитель нанимателя обязан расторгнуть служебный контракт с гражданским служащим в день окончания срока испыт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ставитель нанимателя имеет право расторгнуть служебный контракт с гражданским служащим до истечения срока испытания, предупредив его об этом в письменной форме не позднее чем за 3 дн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Личные дела гражданских служащих, уволенных с гражданской службы, хранятся <text:s/>кадровым подразделением соответствующего государственного органа:</text:p>
          </table:table-cell>
          <table:table-cell office:value-type="string" calcext:value-type="string">
            <text:p>5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оян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Гражданским служащим, замещающим старшую группу должностей, предоставляется ежегодный основной оплачиваемый отпуск продолжительностью:</text:p>
          </table:table-cell>
          <table:table-cell office:value-type="string" calcext:value-type="string">
            <text:p>30 календарных дне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 календарных дне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календарных дне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 календарных дней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аво переносить выходные дни на другие дни имеет:</text:p>
          </table:table-cell>
          <table:table-cell office:value-type="string" calcext:value-type="string">
            <text:p>Правительство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аво на использование отпуска за первый год работы возникает у работника:</text:p>
          </table:table-cell>
          <table:table-cell office:value-type="string" calcext:value-type="string">
            <text:p>По истечении 6 месяцев непрерывной работы у данного работод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и 9 месяцев непрерывной работы у данного работод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календарного года после поступления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Действующие служебные контракты в кадровом подразделении:</text:p>
          </table:table-cell>
          <table:table-cell office:value-type="string" calcext:value-type="string">
            <text:p>Приобщаются к личному делу работник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ранятся в отдельном дел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ранятся вместе с трудовыми книжкам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шиваются в дело вместе с приказом о приеме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Условия, размеры и порядок обеспечения пособиями по временной нетрудоспособности, по беременности и родам граждан, подлежащих обязательному социальному страхованию, <text:s/>определяется:</text:p>
          </table:table-cell>
          <table:table-cell office:value-type="string" calcext:value-type="string">
            <text:p>Федеральным закон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Министерства здравоохранения и социального развития Российской Федерации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Повышение квалификации гражданского служащего осуществляется по мере необходимости, но не реже:</text:p>
          </table:table-cell>
          <table:table-cell office:value-type="string" calcext:value-type="string">
            <text:p>Одного раза в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раза в два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раза в три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ного раза в пять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Какую продолжительность может иметь срок испытания гражданского служащего, назначенного на должность гражданской службы в порядке перевода из другого государственного органа:</text:p>
          </table:table-cell>
          <table:table-cell office:value-type="string" calcext:value-type="string">
            <text:p>От 3 месяцев до 1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 1 месяца до 6 месяце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3 до 6 месяце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Материалы аттестации гражданских служащих представляются представителю нанимателя</text:p>
          </table:table-cell>
          <table:table-cell office:value-type="string" calcext:value-type="string">
            <text:p>Не позднее чем через три дня после ее провед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через семь дней после ее провед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через десять дней после ее про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Размеры должностных окладов и окладов за классный чин федеральных государственных служащих устанавливаются:</text:p>
          </table:table-cell>
          <table:table-cell office:value-type="string" calcext:value-type="string">
            <text:p>Нормативным актом руководителя органа исполнительной вла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Гражданским служащим предоставляется ежегодный дополнительный оплачиваемый отпуск за выслугу лет продолжительностью:</text:p>
          </table:table-cell>
          <table:table-cell table:style-name="ce3" office:value-type="string" calcext:value-type="string">
            <text:p>при стаже гражданской службы от 1 года до 5 лет - 3 календарных дня; - при стаже гражданской службы от 5 до 10 лет - 5 календарных дней; - при стаже гражданской службы от 10 до 15 лет - 10 календарных дней; - при стаже гражданской службы 15 лет и более - 15 календарных дней;_x000D_</text:p>
            <text:p/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при стаже гражданской службы от 1 года до 5 лет - 1 календарный день; - при стаже гражданской службы от 5 до 10 лет - 5 календарных дней; - при стаже гражданской службы от 10 до 15 лет - 7 календарных дней; - при стаже гражданской службы 15 лет и более - 10 календарных дней;_x000D_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 стаже гражданской службы от 1 года до 5 лет - 1 календарный день; - при стаже гражданской службы от 5 до 10 лет - 5 календарных дней; - при стаже гражданской службы от 10 до 15 лет - 10 календарных дней; - при стаже гражданской службы 15 лет и более - 15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Отстранение гражданского служащего, появившегося на службе в состоянии алкогольного, наркотического или токсического опьянения от работы, является:</text:p>
          </table:table-cell>
          <table:table-cell office:value-type="string" calcext:value-type="string">
            <text:p>Правом представителя наним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ерой дисциплинарного воздейств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язанностью представителя наним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словием для выяснения обстоятельств проступ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Гражданский служащий имеет право расторгнуть <text:s/>служебный контракт и уволиться с гражданской службы по собственной инициативе, предупредив об этом представителя нанимателя:</text:p>
          </table:table-cell>
          <table:table-cell office:value-type="string" calcext:value-type="string">
            <text:p>За десять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е недел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один месяц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язан предупрежда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и сокращении в государственном органе должностей гражданской службы представитель нанимателя сообщает об этом гражданского служащего в письменной форме:</text:p>
          </table:table-cell>
          <table:table-cell office:value-type="string" calcext:value-type="string">
            <text:p>Не менее чем за две недели до сокращения должност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один месяц до сокращения должност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а месяца до сокращения должносте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три месяца до сокращения должност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Работнику, имеющему страховой стаж от 1 года до 5 лет, при утрате трудоспособности вследствие заболевания или травмы пособие по временной нетрудоспособности выплачивается в размере:</text:p>
          </table:table-cell>
          <table:table-cell office:value-type="string" calcext:value-type="string">
            <text:p>50 процентов среднего заработ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процентов среднего заработк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 процентов среднего заработ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процентов среднего заработ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Срок прохождения гражданской службы в классных чинах «юрист 1 класса», «советник юстиции 1 класса», «государственный советник юстиции Российской Федерации 1 класса» составляет: </text:p>
          </table:table-cell>
          <table:table-cell office:value-type="string" calcext:value-type="string">
            <text:p>2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 не устанавливае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год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Основные права государственного гражданского служащего устанавливаются:</text:p>
          </table:table-cell>
          <table:table-cell office:value-type="string" calcext:value-type="string">
            <text:p>Федеральным законом от 27.07.2004 № 79-ФЗ «О государственной гражданской службе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ей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о решению представителя нанимателя конкурс может не проводиться на замещение вакантных должностей государственной гражданской службы, относящихся:</text:p>
          </table:table-cell>
          <table:table-cell office:value-type="string" calcext:value-type="string">
            <text:p>К группе младших должносте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 категории помощники (советники) и учреждаемые для содействия лицам, замещающим государственные должности, руководителям государственных органов, руководителям территориальных органов федеральных органов исполнительной власти и руководителям представительств государственных органов в реализации их полномочий и замещаемые на определенный срок, ограниченный сроком полномочий указанных лиц или руководител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 категории обеспечивающие специалисты. <text:s text:c="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Для прохождения гражданской службы в классных чинах <text:s/>юриста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Для прохождения гражданской службы в классных чинах советника юсти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Для прохождения гражданской службы в классных чинах секретаря <text:s/>государственной гражданской службы Российской Федера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Для прохождения гражданской службы в классных чинах референта <text:s/>государственной гражданской службы Российской Федера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Для прохождения гражданской службы в классных чинах советника государственной гражданской службы Российской Федера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Денежное содержание гражданского служащего состоит:</text:p>
          </table:table-cell>
          <table:table-cell office:value-type="string" calcext:value-type="string">
            <text:p>Из месячного оклада гражданского служащего в соответствии с замещаемой им должностью гражданской службы и месячного оклада гражданского служащего в соответствии с присвоенным ему классным чином гражданской службы, а также из ежемесячных и иных дополнительных выпла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 месячного оклада гражданского служащего в соответствии с замещаемой им должностью гражданской службы и дополнительных выпла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з месячного оклада гражданского служащего в соответствии с замещаемой им должностью гражданской службы, месячного оклада гражданского служащего в соответствии с присвоенным ему классным чином гражданской службы и ежемесячной надбавкой к должному окладу за выслугу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Какая из перечисленных ниже выплат не является дополнительной выплатой к окладу денежного содержания гражданского служащего:</text:p>
          </table:table-cell>
          <table:table-cell office:value-type="string" calcext:value-type="string">
            <text:p>За выслугу лет на гражданской служб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особые условия гражданской службы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работу со сведениями, составляющими государственную тайн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присвоенный классный чи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мия за выполнение особо важных и сложных заданий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 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<text:s text:c="3"/>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<text:s/>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Какие сроки установлены законом для обращения федерального государственного служащего, имеющего право на оформление пенсии за выслугу лет?</text:p>
          </table:table-cell>
          <table:table-cell office:value-type="string" calcext:value-type="string">
            <text:p>Федеральный служащий может обращаться за пенсией за выслугу лет в любое время после возникновения права на нее и назначения трудовой пенсии по старости (инвалидности) без ограничения каким-либо сроком путем подачи соответствующего заявл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служащий может обращаться за пенсией за выслугу лет в течение 2 месяцев после возникновения права на нее и назначения трудовой пенсии по старости (инвалидности) путем подачи соответствующего заявл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ый служащий может обращаться за пенсией за выслугу лет в течение 3 месяцев после возникновения права на нее и назначения трудовой пенсии по старости (инвалидности) без ограничения каким-либо сроком путем подачи соответствующего зая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50:06</meta:creation-date>
    <dc:date>2018-01-17T06:50:17</dc:date>
    <meta:generator>LibreOffice/5.2.7.2$Linux_X86_64 LibreOffice_project/20m0$Build-2</meta:generator>
    <meta:document-statistic meta:table-count="1" meta:cell-count="109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